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ndpointStats.getDescri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dpointStats.getSub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dpointStats.getOutboundExchangeCou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dpointStats.EndpointStats( AbstractServiceEndpoint endpoint , MessagingStats componentSta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ndpointStats.getInboundExchangeR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dpointStats.getAttributeInfo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EndpointStats.incrementInboun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ndpointStats.ge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dpointStats.getMessagingSta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dpointStats.re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dpointStats.incrementOutboun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ndpointStats.getOutboundExchangeR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dpointStats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dpointStats.getOperationInfo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EndpointStats.getInboundExchangeCou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